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line-height="100%"/>
      <style:text-properties style:font-name="DejaVu Sans2"/>
    </style:style>
    <style:style style:name="P2" style:family="paragraph" style:parent-style-name="Text_20_body" style:list-style-name="L2">
      <style:text-properties style:font-name="DejaVu Sans2"/>
    </style:style>
    <style:style style:name="P3" style:family="paragraph" style:parent-style-name="Text_20_body" style:list-style-name="L2"/>
    <style:style style:name="P4" style:family="paragraph" style:parent-style-name="Heading_20_1">
      <style:text-properties style:font-name="DejaVu Sans2"/>
    </style:style>
    <style:style style:name="P5" style:family="paragraph" style:parent-style-name="Heading_20_2">
      <style:text-properties style:font-name="DejaVu Sans2"/>
    </style:style>
    <style:style style:name="P6" style:family="paragraph">
      <style:paragraph-properties fo:text-align="center"/>
    </style:style>
    <style:style style:name="T1" style:family="text">
      <style:text-properties style:font-name="DejaVu Sans2"/>
    </style:style>
    <style:style style:name="T2" style:family="text">
      <style:text-properties style:font-name="DejaVu Sans2" fo:font-style="italic" style:font-style-asian="italic" style:font-style-complex="italic"/>
    </style:style>
    <style:style style:name="T3" style:family="text">
      <style:text-properties style:font-name="DejaVu Sans2"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draw:marker-start-width="0.1701in" draw:marker-end-width="0.1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océdure de test des boucle MIL1553</text:h>
      <text:p text:style-name="Text_20_body"><draw:line text:anchor-type="paragraph" draw:z-index="0" draw:style-name="gr1" draw:text-style-name="P6" svg:x1="0in" svg:y1="-0.0717in" svg:x2="6.8846in" svg:y2="-0.0717in"><text:p/></draw:line>Matthieu Cattin (BE/CO/HT)<text:line-break/>21.05.2013</text:p>
      <text:h text:style-name="P5" text:outline-level="2">Matériel</text:h>
      <text:list xml:id="list9546837731" text:style-name="L1">
        <text:list-item>
          <text:p text:style-name="P1">Châssis G64 de test (RTI, CPU, ADC, timing).</text:p>
        </text:list-item>
        <text:list-item>
          <text:p text:style-name="P1">Câble MIL1553 (2x DB9).</text:p>
        </text:list-item>
        <text:list-item>
          <text:p text:style-name="P1">Oscilloscope LeCroy WaveSurfer 44Xs (avec pré-reglages pour test pass/fail).</text:p>
        </text:list-item>
        <text:list-item>
          <text:p text:style-name="P1">Clavier et souris pour l'oscilloscope.</text:p>
        </text:list-item>
        <text:list-item>
          <text:p text:style-name="P1">Câble DB9 vers 2x LEMO 00.</text:p>
        </text:list-item>
        <text:list-item>
          <text:p text:style-name="P1">Cordons secteur (2x).</text:p>
        </text:list-item>
        <text:list-item>
          <text:p text:style-name="P1">Rallonge secteur (ou dérouleur).</text:p>
        </text:list-item>
        <text:list-item>
          <text:p text:style-name="P1">Console locale.</text:p>
        </text:list-item>
      </text:list>
      <text:h text:style-name="P5" text:outline-level="2">Procédure</text:h>
      <text:list xml:id="list1692166647" text:style-name="L2">
        <text:list-item>
          <text:p text:style-name="P3"><text:span text:style-name="T1">Depuis une console, ouvrir un terminal et se connecter au front-end :</text:span><text:span text:style-name="T2"><text:line-break/>ssh &lt;nom_fec&gt;</text:span></text:p>
        </text:list-item>
        <text:list-item>
          <text:p text:style-name="P3"><text:span text:style-name="T1">Naviguer dans le dossier suivant :<text:line-break/></text:span><text:span text:style-name="T2">cd /user/mcattin/cbmia</text:span></text:p>
        </text:list-item>
        <text:list-item>
          <text:p text:style-name="P3"><text:span text:style-name="T1">Lancer le premier programme de test :<text:line-break/></text:span><text:span text:style-name="T2">./hw_test.py</text:span></text:p>
        </text:list-item>
        <text:list-item>
          <text:p text:style-name="P2">Suiver les instructions du programme.</text:p>
        </text:list-item>
        <text:list-item>
          <text:p text:style-name="P3"><text:span text:style-name="T1">Lancer le deuxième programme de test :<text:line-break/></text:span><text:span text:style-name="T2">./hw_test_oscillo.py</text:span></text:p>
        </text:list-item>
        <text:list-item>
          <text:p text:style-name="P2">Suiver les instructions du programme.</text:p>
        </text:list-item>
        <text:list-item>
          <text:p text:style-name="P2">Connecter l'oscilloscope à la boucle en cours de test (côté CBMIA).</text:p>
        </text:list-item>
        <text:list-item>
          <text:p text:style-name="P2">Rappeler la première configuration (setup4 : mil1553_rti30_sig_cmd_auto_test) :</text:p>
          <text:list>
            <text:list-item>
              <text:p text:style-name="P3"><text:span text:style-name="T1">Naviguer dans </text:span><text:span text:style-name="T2">File &gt; Recall Setup...</text:span></text:p>
            </text:list-item>
            <text:list-item>
              <text:p text:style-name="P3"><text:span text:style-name="T1">Sélectionner le setup4 : mil1553_rti30_sig_cmd_auto_test (Cliquer sur </text:span><text:span text:style-name="T2">Recall</text:span><text:span text:style-name="T1">).</text:span></text:p>
            </text:list-item>
            <text:list-item>
              <text:p text:style-name="P3"><text:span text:style-name="T1">Fermer l'onglet en cliquant sur </text:span><text:span text:style-name="T2">Close</text:span><text:span text:style-name="T1">.</text:span></text:p>
            </text:list-item>
          </text:list>
        </text:list-item>
        <text:list-item>
          <text:p text:style-name="P3"><text:span text:style-name="T1">Lasser tourner le test un moment (~10sec). Si tout va bien, le </text:span><text:span text:style-name="T2">Fail Rate</text:span><text:span text:style-name="T1"> doit rester à 0%.</text:span></text:p>
        </text:list-item>
        <text:list-item>
          <text:p text:style-name="P2">Faire une capture d'écran de l'oscilloscope.</text:p>
          <text:list>
            <text:list-item>
              <text:p text:style-name="P3"><text:span text:style-name="T1">Naviguer dans </text:span><text:span text:style-name="T2">Utilities &gt; Utilities setup...</text:span></text:p>
            </text:list-item>
            <text:list-item>
              <text:p text:style-name="P3"><text:span text:style-name="T3">Dans l'onlet </text:span><text:span text:style-name="T2">hardcopy</text:span><text:span text:style-name="T3">, modifiez le nom du fichier pour ajouter le nom du front-end et le numéro de la boucle (e.g. mil1553_hw_test_cfc-363-rln2transfer_bc1_).</text:span></text:p>
            </text:list-item>
            <text:list-item>
              <text:p text:style-name="P3"><text:span text:style-name="T1">Fermer l'onglet en cliquant sur </text:span><text:span text:style-name="T2">Close</text:span><text:span text:style-name="T1">.</text:span></text:p>
            </text:list-item>
            <text:list-item>
              <text:p text:style-name="P2">Faire la catpure d'écran en appuyant sur le bouton avec l'icon d'imprimante.</text:p>
            </text:list-item>
          </text:list>
        </text:list-item>
        <text:list-item>
          <text:p text:style-name="P2">Rappeler la deuxième configuration (setup5 : mil1553_rti30_sig_rd_auto_test)</text:p>
        </text:list-item>
        <text:list-item>
          <text:p text:style-name="P3"><text:span text:style-name="T1">Lasser tourner le test un moment (~10sec). Si tout va bien, le </text:span><text:span text:style-name="T2">Fail Rate</text:span><text:span text:style-name="T1"> doit rester à 0%.</text:span></text:p>
        </text:list-item>
        <text:list-item>
          <text:p text:style-name="P2">Refaire une capture d'écran de l'oscilloscope. Cette fois appuyer simplement le bouton avec l'icon d'imprimante.</text:p>
        </text:list-item>
        <text:list-item>
          <text:p text:style-name="P2">Répéter depuis le point 5 pour toutes les boucles.</text:p>
        </text:list-item>
        <text:list-item>
          <text:p text:style-name="P2">Redémarrer le front-en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3" style:font-size-asian="10.5pt" style:language-asian="zh" style:country-asian="CN" style:font-name-complex="DejaVu Sans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3" style:font-size-asian="14pt" style:font-name-complex="DejaVu Sans3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/>
      <style:text-properties style:font-name="DejaVu Sans" fo:font-size="10pt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sole_20_example" style:display-name="console example" style:family="paragraph" style:auto-update="true" style:class="text">
      <style:text-properties style:font-name="FreeMono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256in" fo:margin-bottom="0.244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ieu Cattin</meta:initial-creator>
    <meta:creation-date>2012-04-12T18:59:18</meta:creation-date>
    <dc:date>2013-10-31T08:18:26</dc:date>
    <dc:creator>Matthieu Cattin</dc:creator>
    <meta:editing-duration>PT53H39M09S</meta:editing-duration>
    <meta:editing-cycles>23</meta:editing-cycles>
    <meta:generator>OpenOffice.org/3.2$Linux OpenOffice.org_project/320m12$Build-9483</meta:generator>
    <meta:printed-by>Matthieu Cattin</meta:printed-by>
    <meta:print-date>2013-05-21T17:59:51</meta:print-date>
    <meta:document-statistic meta:table-count="0" meta:image-count="0" meta:object-count="0" meta:page-count="1" meta:paragraph-count="34" meta:word-count="292" meta:character-count="1846"/>
  </office:meta>
</office:document-meta>
</file>